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owActionDefinitionBuilder.createDefinition( Element element , String actionComman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owActionDefinitionBuilder.buildWidgetDefinition( Element widgetElement , WidgetDefinitionBuilderContext contex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9">
            <text:p text:style-name="Table_20_Contents">2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